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86f8" officeooo:paragraph-rsid="001486f8" style:font-size-asian="14pt" style:font-size-complex="14pt"/>
    </style:style>
    <style:style style:name="P2" style:family="paragraph" style:parent-style-name="Standard">
      <style:text-properties fo:font-size="14pt" officeooo:rsid="0012c806" officeooo:paragraph-rsid="0012c806" style:font-size-asian="14pt" style:font-size-complex="14pt"/>
    </style:style>
    <style:style style:name="P3" style:family="paragraph" style:parent-style-name="Standard">
      <style:text-properties fo:font-size="14pt" officeooo:rsid="0014878c" officeooo:paragraph-rsid="0014878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12c806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12c806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8pt" fo:font-weight="bold" officeooo:paragraph-rsid="0012c806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8pt" officeooo:paragraph-rsid="0012c806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12c80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12c806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4pt" officeooo:rsid="001486f8" officeooo:paragraph-rsid="001486f8" style:font-size-asian="14pt" style:font-size-complex="14pt"/>
    </style:style>
    <style:style style:name="P11" style:family="paragraph" style:parent-style-name="Standard">
      <style:text-properties fo:font-size="14pt" officeooo:rsid="0012c806" officeooo:paragraph-rsid="0012c806" style:font-size-asian="14pt" style:font-size-complex="14pt"/>
    </style:style>
    <style:style style:name="P12" style:family="paragraph" style:parent-style-name="Standard">
      <style:text-properties fo:font-size="14pt" officeooo:rsid="0012c806" officeooo:paragraph-rsid="000c7710" style:font-size-asian="14pt" style:font-size-complex="14pt"/>
    </style:style>
    <style:style style:name="T1" style:family="text">
      <style:text-properties officeooo:rsid="0001f208"/>
    </style:style>
    <style:style style:name="T2" style:family="text">
      <style:text-properties officeooo:rsid="0012c806"/>
    </style:style>
    <style:style style:name="T3" style:family="text">
      <style:text-properties officeooo:rsid="001486f8"/>
    </style:style>
    <style:style style:name="T4" style:family="text">
      <style:text-properties officeooo:rsid="000b9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SN COLLEGE OF ENGINEERING, KALAVAKKAM</text:p>
      <text:p text:style-name="P4">(An Autonomous Institution, Affiliated to Anna University, Chennai)</text:p>
      <text:p text:style-name="P4">DEPARTMENT OF COMPUTER SCIENCE AND ENGINEERING</text:p>
      <text:p text:style-name="P4">UCS1411 - OPERATING SYSTEMS LAB</text:p>
      <text:p text:style-name="P4">Batch: 2018-22</text:p>
      <text:p text:style-name="P4">Academic Year: 2019-20</text:p>
      <text:p text:style-name="P4">Class: CSE B</text:p>
      <text:p text:style-name="P4">--------------------------------------------------------------------------------</text:p>
      <text:p text:style-name="P4">Lab Exercise <text:span text:style-name="T4">7</text:span>: Implementation of Banker’s algorithm (<text:span text:style-name="T4">D</text:span>eadlock <text:span text:style-name="T4">Av</text:span>oidance)</text:p>
      <text:p text:style-name="P5"/>
      <text:p text:style-name="P6">REG NO. : 185001083</text:p>
      <text:p text:style-name="P6">NAME : B. LAKSHMI PRIYA</text:p>
      <text:p text:style-name="P6">CLASS : CSE B (SEMESTER <text:span text:style-name="T1">4</text:span>)</text:p>
      <text:p text:style-name="P7"/>
      <text:p text:style-name="P8">1. Develop a C program to implement the Banker’s algorithm for deadlock avoidance</text:p>
      <text:p text:style-name="P8"/>
      <text:p text:style-name="P8">PROGRAM:</text:p>
      <text:p text:style-name="P2">#include &lt;stdio.h&gt;</text:p>
      <text:p text:style-name="P2">#include &lt;stdlib.h&gt;</text:p>
      <text:p text:style-name="P2"/>
      <text:p text:style-name="P2">void resourceNeed(int n, int m, int max[n][m], int allocation[n][m], int need[n][m])</text:p>
      <text:p text:style-name="P2">{</text:p>
      <text:p text:style-name="P2"><text:tab/>int i,j;</text:p>
      <text:p text:style-name="P2"><text:tab/>for(i=0;i&lt;n;i++)</text:p>
      <text:p text:style-name="P2"><text:tab/><text:tab/>for(j=0;j&lt;m;j++)</text:p>
      <text:p text:style-name="P2"><text:tab/><text:tab/><text:tab/>need[i][j]=max[i][j]-allocation[i][j];</text:p>
      <text:p text:style-name="P2">}</text:p>
      <text:p text:style-name="P2"><text:s/></text:p>
      <text:p text:style-name="P2"/>
      <text:p text:style-name="P2">int banker(int n, int m, int available[m], int allocation[n][m], int need[n][m], int safeseq[n])</text:p>
      <text:p text:style-name="P2">{</text:p>
      <text:p text:style-name="P2"><text:tab/>int count=0;</text:p>
      <text:p text:style-name="P2"><text:tab/>int completed[n];</text:p>
      <text:p text:style-name="P2"><text:tab/>int sindex=0, check=0;</text:p>
      <text:p text:style-name="P2"><text:tab/>int i, j;</text:p>
      <text:p text:style-name="P2"/>
      <text:p text:style-name="P2"><text:soft-page-break/><text:tab/>for(i=0;i&lt;n;i++)</text:p>
      <text:p text:style-name="P2"><text:tab/><text:tab/>completed[i]=0;</text:p>
      <text:p text:style-name="P2"/>
      <text:p text:style-name="P2"><text:tab/>while(count!=n)</text:p>
      <text:p text:style-name="P2"><text:tab/>{</text:p>
      <text:p text:style-name="P2"><text:tab/><text:tab/>check=0;</text:p>
      <text:p text:style-name="P2"><text:tab/><text:tab/>for(i=0;i&lt;n;i++)</text:p>
      <text:p text:style-name="P2"><text:tab/><text:tab/>{</text:p>
      <text:p text:style-name="P2"><text:tab/><text:tab/><text:tab/>if(completed[i]==0)</text:p>
      <text:p text:style-name="P2"><text:tab/><text:tab/><text:tab/>{</text:p>
      <text:p text:style-name="P2"><text:tab/><text:tab/><text:tab/><text:tab/>for(j=0;j&lt;m;j++)</text:p>
      <text:p text:style-name="P2"><text:tab/><text:tab/><text:tab/><text:tab/><text:tab/>if(need[i][j]&gt;available[j])</text:p>
      <text:p text:style-name="P2"><text:tab/><text:tab/><text:tab/><text:tab/><text:tab/><text:tab/>break;</text:p>
      <text:p text:style-name="P2"><text:tab/><text:tab/><text:tab/><text:tab/>if(j==m)</text:p>
      <text:p text:style-name="P2"><text:tab/><text:tab/><text:tab/><text:tab/>{</text:p>
      <text:p text:style-name="P2"><text:tab/><text:tab/><text:tab/><text:tab/><text:tab/>completed[i]=1;</text:p>
      <text:p text:style-name="P2"><text:tab/><text:tab/><text:tab/><text:tab/><text:tab/>safeseq[sindex++]=i;</text:p>
      <text:p text:style-name="P2"><text:tab/><text:tab/><text:tab/><text:tab/><text:tab/>count++;</text:p>
      <text:p text:style-name="P2"><text:tab/><text:tab/><text:tab/><text:tab/><text:tab/>check=1;</text:p>
      <text:p text:style-name="P2"/>
      <text:p text:style-name="P2"><text:tab/><text:tab/><text:tab/><text:tab/><text:tab/>for(j=0;j&lt;m;j++)</text:p>
      <text:p text:style-name="P2"><text:tab/><text:tab/><text:tab/><text:tab/><text:tab/><text:tab/>available[j] += allocation[i][j];</text:p>
      <text:p text:style-name="P2"><text:tab/><text:tab/><text:tab/><text:tab/><text:tab/></text:p>
      <text:p text:style-name="P2"><text:tab/><text:tab/><text:tab/><text:tab/><text:tab/>break;</text:p>
      <text:p text:style-name="P2"><text:tab/><text:tab/><text:tab/><text:tab/>}</text:p>
      <text:p text:style-name="P2"><text:tab/><text:tab/><text:tab/>}<text:tab/></text:p>
      <text:p text:style-name="P2"><text:tab/><text:tab/>}</text:p>
      <text:p text:style-name="P2"><text:tab/><text:tab/></text:p>
      <text:p text:style-name="P2"><text:tab/><text:tab/>if(check==0)</text:p>
      <text:p text:style-name="P2"><text:tab/><text:tab/>{</text:p>
      <text:p text:style-name="P2"><text:tab/><text:tab/><text:tab/>printf("\n\nNO safe sequence!!\n");</text:p>
      <text:p text:style-name="P2"><text:tab/><text:tab/><text:tab/>return -1;</text:p>
      <text:p text:style-name="P2"><text:tab/><text:tab/>}</text:p>
      <text:p text:style-name="P2"><text:tab/>}</text:p>
      <text:p text:style-name="P2"><text:tab/></text:p>
      <text:p text:style-name="P2">}</text:p>
      <text:p text:style-name="P2"/>
      <text:p text:style-name="P2"/>
      <text:p text:style-name="P2">void printData(int n, int m, char process[n][20], char resource[m][20], int allocation[n][m], int max[n][m], int need[n][m], int available[m])</text:p>
      <text:p text:style-name="P2">{</text:p>
      <text:p text:style-name="P2"><text:tab/>int i, j;</text:p>
      <text:p text:style-name="P2"/>
      <text:p text:style-name="P2"><text:tab/>printf("\n%-10s%-*s\t%-*s\t%-*s\t%-*s\n", "PID", 3*m, "Alloc", 3*m, "Max", 3*m, "Need", 3*m, "Avail");</text:p>
      <text:p text:style-name="P2"><text:soft-page-break/></text:p>
      <text:p text:style-name="P2"><text:tab/>for(i=0;i&lt;5;i++)</text:p>
      <text:p text:style-name="P2"><text:tab/>{</text:p>
      <text:p text:style-name="P2"><text:tab/><text:tab/>if(i==0)</text:p>
      <text:p text:style-name="P2"><text:tab/><text:tab/><text:tab/>printf("%-10s", "");</text:p>
      <text:p text:style-name="P2"><text:tab/><text:tab/>else</text:p>
      <text:p text:style-name="P2"><text:tab/><text:tab/>{</text:p>
      <text:p text:style-name="P2"><text:tab/><text:tab/><text:tab/>for(j=0;j&lt;m;j++)</text:p>
      <text:p text:style-name="P2"><text:tab/><text:tab/><text:tab/><text:tab/>printf("%-3s", resource[j]);</text:p>
      <text:p text:style-name="P2"><text:tab/><text:tab/><text:tab/>printf("\t");</text:p>
      <text:p text:style-name="P2"><text:tab/><text:tab/>}</text:p>
      <text:p text:style-name="P2"><text:tab/>}</text:p>
      <text:p text:style-name="P2"><text:tab/>printf("\n");</text:p>
      <text:p text:style-name="P2"/>
      <text:p text:style-name="P2"><text:tab/>for(i=0;i&lt;n;i++)</text:p>
      <text:p text:style-name="P2"><text:tab/>{</text:p>
      <text:p text:style-name="P2"><text:tab/><text:tab/>printf("%-10s", process[i]);</text:p>
      <text:p text:style-name="P2"><text:tab/><text:tab/>for(j=0;j&lt;m;j++)</text:p>
      <text:p text:style-name="P2"><text:tab/><text:tab/><text:tab/>printf("%-3d", allocation[i][j]);</text:p>
      <text:p text:style-name="P2"><text:tab/><text:tab/>printf("\t");</text:p>
      <text:p text:style-name="P2"><text:tab/><text:tab/>for(j=0;j&lt;m;j++)</text:p>
      <text:p text:style-name="P2"><text:tab/><text:tab/><text:tab/>printf("%-3d", max[i][j]);</text:p>
      <text:p text:style-name="P2"><text:tab/><text:tab/>printf("\t");</text:p>
      <text:p text:style-name="P2"><text:tab/><text:tab/>for(j=0;j&lt;m;j++)</text:p>
      <text:p text:style-name="P2"><text:tab/><text:tab/><text:tab/>printf("%-3d", need[i][j]);</text:p>
      <text:p text:style-name="P2"><text:tab/><text:tab/>printf("\t");</text:p>
      <text:p text:style-name="P2"><text:tab/><text:tab/>if(i==0)</text:p>
      <text:p text:style-name="P2"><text:tab/><text:tab/><text:tab/>for(j=0;j&lt;m;j++)</text:p>
      <text:p text:style-name="P2"><text:tab/><text:tab/><text:tab/><text:tab/>printf("%-3d", available[j]);</text:p>
      <text:p text:style-name="P2"><text:tab/><text:tab/>printf("\n");</text:p>
      <text:p text:style-name="P2"><text:tab/>}</text:p>
      <text:p text:style-name="P2">}</text:p>
      <text:p text:style-name="P2"/>
      <text:p text:style-name="P2"/>
      <text:p text:style-name="P2">void main()</text:p>
      <text:p text:style-name="P2">{</text:p>
      <text:p text:style-name="P2"/>
      <text:p text:style-name="P2"><text:tab/>int n, m;</text:p>
      <text:p text:style-name="P2"><text:tab/>printf("\nNumber of processes: ");</text:p>
      <text:p text:style-name="P2"><text:tab/>scanf(" %d", &amp;n);</text:p>
      <text:p text:style-name="P2"/>
      <text:p text:style-name="P2"><text:tab/>printf("\nNumber of resources: ");</text:p>
      <text:p text:style-name="P2"><text:tab/>scanf(" %d", &amp;m);</text:p>
      <text:p text:style-name="P2"/>
      <text:p text:style-name="P2"><text:tab/>int i,j;</text:p>
      <text:p text:style-name="P2"><text:soft-page-break/><text:tab/>int available[m], max[n][m], allocation[n][m];</text:p>
      <text:p text:style-name="P2"><text:tab/>int need[n][m];</text:p>
      <text:p text:style-name="P2"><text:tab/>int safeseq[n];</text:p>
      <text:p text:style-name="P2"><text:tab/>int choice=0, res;</text:p>
      <text:p text:style-name="P2"><text:tab/>char process[n][20];</text:p>
      <text:p text:style-name="P2"><text:tab/>char resource[m][20];</text:p>
      <text:p text:style-name="P2"><text:tab/></text:p>
      <text:p text:style-name="P2"><text:tab/>printf("\n\nBanker's Algorithm:\n\t1. Read Data\n\t2. Print Data\n\t3. Safety Sequence\n\t4. Exit\nEnter choice: ");</text:p>
      <text:p text:style-name="P2"><text:tab/>scanf("%d", &amp;choice);</text:p>
      <text:p text:style-name="P2"/>
      <text:p text:style-name="P2"><text:tab/>while(choice!=4)</text:p>
      <text:p text:style-name="P2"><text:tab/>{</text:p>
      <text:p text:style-name="P2"><text:tab/><text:tab/>switch(choice)</text:p>
      <text:p text:style-name="P2"><text:tab/><text:tab/>{<text:tab/></text:p>
      <text:p text:style-name="P2"><text:tab/><text:tab/><text:tab/>case 1: </text:p>
      <text:p text:style-name="P2"><text:tab/><text:tab/><text:tab/><text:tab/><text:tab/>printf("\n\n");</text:p>
      <text:p text:style-name="P2"><text:tab/><text:tab/><text:tab/><text:tab/><text:tab/>for(int i=0;i&lt;n;i++)</text:p>
      <text:p text:style-name="P2"><text:tab/><text:tab/><text:tab/><text:tab/><text:tab/>{</text:p>
      <text:p text:style-name="P2"><text:tab/><text:tab/><text:tab/><text:tab/><text:tab/><text:tab/>printf("Enter process name: ");</text:p>
      <text:p text:style-name="P2"><text:tab/><text:tab/><text:tab/><text:tab/><text:tab/><text:tab/>scanf(" %[^\n]", process[i]);</text:p>
      <text:p text:style-name="P2"><text:tab/><text:tab/><text:tab/><text:tab/><text:tab/>}</text:p>
      <text:p text:style-name="P2"/>
      <text:p text:style-name="P2"><text:tab/><text:tab/><text:tab/><text:tab/><text:tab/>printf("\n\n");</text:p>
      <text:p text:style-name="P2"><text:tab/><text:tab/><text:tab/><text:tab/><text:tab/>for(int i=0;i&lt;m;i++)</text:p>
      <text:p text:style-name="P2"><text:tab/><text:tab/><text:tab/><text:tab/><text:tab/>{</text:p>
      <text:p text:style-name="P2"><text:tab/><text:tab/><text:tab/><text:tab/><text:tab/><text:tab/>printf("Enter resource name: ");</text:p>
      <text:p text:style-name="P2"><text:tab/><text:tab/><text:tab/><text:tab/><text:tab/><text:tab/>scanf(" %[^\n]", resource[i]);</text:p>
      <text:p text:style-name="P2"><text:tab/><text:tab/><text:tab/><text:tab/><text:tab/><text:tab/>printf("Enter number of available instances of %s: ", resource[i]);</text:p>
      <text:p text:style-name="P2"><text:tab/><text:tab/><text:tab/><text:tab/><text:tab/><text:tab/>scanf(" %d", &amp;available[i]);</text:p>
      <text:p text:style-name="P2"><text:tab/><text:tab/><text:tab/><text:tab/><text:tab/>}</text:p>
      <text:p text:style-name="P2"/>
      <text:p text:style-name="P2"><text:tab/><text:tab/><text:tab/><text:tab/><text:tab/>printf("\n\n");</text:p>
      <text:p text:style-name="P2"><text:tab/><text:tab/><text:tab/><text:tab/><text:tab/>for(int i=0;i&lt;n;i++)</text:p>
      <text:p text:style-name="P2"><text:tab/><text:tab/><text:tab/><text:tab/><text:tab/>{</text:p>
      <text:p text:style-name="P2"><text:tab/><text:tab/><text:tab/><text:tab/><text:tab/><text:tab/>printf("Maximum requirement for %s: ", process[i]);</text:p>
      <text:p text:style-name="P2"><text:tab/><text:tab/><text:tab/><text:tab/><text:tab/><text:tab/>for(int j=0;j&lt;m;j++)</text:p>
      <text:p text:style-name="P2"><text:tab/><text:tab/><text:tab/><text:tab/><text:tab/><text:tab/><text:tab/>scanf(" %d", &amp;max[i][j]);</text:p>
      <text:p text:style-name="P2"><text:tab/><text:tab/><text:tab/><text:tab/><text:tab/>}</text:p>
      <text:p text:style-name="P2"/>
      <text:p text:style-name="P2"><text:tab/><text:tab/><text:tab/><text:tab/><text:tab/>printf("\n\n");</text:p>
      <text:p text:style-name="P2"><text:tab/><text:tab/><text:tab/><text:tab/><text:tab/>for(int i=0;i&lt;n;i++)</text:p>
      <text:p text:style-name="P2"><text:tab/><text:tab/><text:tab/><text:tab/><text:tab/>{</text:p>
      <text:p text:style-name="P2"><text:soft-page-break/><text:tab/><text:tab/><text:tab/><text:tab/><text:tab/><text:tab/>printf("Allocated instances to %s: ", process[i]);</text:p>
      <text:p text:style-name="P2"><text:tab/><text:tab/><text:tab/><text:tab/><text:tab/><text:tab/>for(int j=0;j&lt;m;j++)</text:p>
      <text:p text:style-name="P2"><text:tab/><text:tab/><text:tab/><text:tab/><text:tab/><text:tab/><text:tab/>scanf(" %d", &amp;allocation[i][j]);</text:p>
      <text:p text:style-name="P2"><text:tab/><text:tab/><text:tab/><text:tab/><text:tab/>}</text:p>
      <text:p text:style-name="P2"><text:tab/><text:tab/><text:tab/><text:tab/><text:tab/></text:p>
      <text:p text:style-name="P2"><text:tab/><text:tab/><text:tab/><text:tab/><text:tab/>resourceNeed(n, m, max, allocation, need);</text:p>
      <text:p text:style-name="P2"><text:tab/><text:tab/><text:tab/><text:tab/><text:tab/>break;</text:p>
      <text:p text:style-name="P2"/>
      <text:p text:style-name="P2"><text:tab/><text:tab/><text:tab/>case 2: </text:p>
      <text:p text:style-name="P2"><text:tab/><text:tab/><text:tab/><text:tab/><text:tab/>printData(n, m, process, resource, allocation, max, need, available);</text:p>
      <text:p text:style-name="P2"><text:tab/><text:tab/><text:tab/><text:tab/><text:tab/>break;</text:p>
      <text:p text:style-name="P2"/>
      <text:p text:style-name="P2"><text:tab/><text:tab/><text:tab/>case 3: </text:p>
      <text:p text:style-name="P2"><text:tab/><text:tab/><text:tab/><text:tab/><text:tab/>res=banker(n, m, available, allocation, need, safeseq);</text:p>
      <text:p text:style-name="P2"><text:tab/><text:tab/><text:tab/><text:tab/><text:tab/>if(res!=-1)</text:p>
      <text:p text:style-name="P2"><text:tab/><text:tab/><text:tab/><text:tab/><text:tab/>{</text:p>
      <text:p text:style-name="P2"><text:tab/><text:tab/><text:tab/><text:tab/><text:tab/><text:tab/>printf("\nSafe Sequence: ");</text:p>
      <text:p text:style-name="P2"><text:tab/><text:tab/><text:tab/><text:tab/><text:tab/><text:tab/>for(int i=0;i&lt;n;i++)</text:p>
      <text:p text:style-name="P2"><text:tab/><text:tab/><text:tab/><text:tab/><text:tab/><text:tab/><text:tab/>printf("\t%d", safeseq[i]);</text:p>
      <text:p text:style-name="P2"><text:tab/><text:tab/><text:tab/><text:tab/><text:tab/>}</text:p>
      <text:p text:style-name="P2"><text:tab/><text:tab/><text:tab/><text:tab/><text:tab/>printf("\n");</text:p>
      <text:p text:style-name="P2"><text:tab/><text:tab/><text:tab/><text:tab/><text:tab/>break;</text:p>
      <text:p text:style-name="P2"><text:tab/></text:p>
      <text:p text:style-name="P2"><text:tab/><text:tab/><text:tab/>case 4: return;<text:tab/></text:p>
      <text:p text:style-name="P2"><text:tab/></text:p>
      <text:p text:style-name="P2"><text:tab/><text:tab/><text:tab/>default: printf("\nInvalid option!!");</text:p>
      <text:p text:style-name="P2"><text:tab/><text:tab/>}</text:p>
      <text:p text:style-name="P2"/>
      <text:p text:style-name="P2"><text:tab/><text:tab/>printf("\n\nBanker's Algorithm:\n\t1. Read Data\n\t2. Print Data\n\t3. Safety Sequence\n\t4. Exit\nEnter choice: ");</text:p>
      <text:p text:style-name="P2"><text:tab/><text:tab/>scanf("%d", &amp;choice);</text:p>
      <text:p text:style-name="P2"><text:tab/>}</text:p>
      <text:p text:style-name="P2"/>
      <text:p text:style-name="P2"/>
      <text:p text:style-name="P2">/* <text:s/></text:p>
      <text:p text:style-name="P2">// <text:span text:style-name="T4">non-menu driven</text:span></text:p>
      <text:p text:style-name="P2"><text:tab/>int n=5;</text:p>
      <text:p text:style-name="P2"><text:tab/>int m=3;</text:p>
      <text:p text:style-name="P2"><text:tab/>int i,j;</text:p>
      <text:p text:style-name="P2"><text:tab/>int need[n][m], safeseq[n];</text:p>
      <text:p text:style-name="P2"/>
      <text:p text:style-name="P2"><text:tab/>int available[3]={3,3,2};</text:p>
      <text:p text:style-name="P12"><text:tab/></text:p>
      <text:p text:style-name="P12"><text:soft-page-break/><text:s text:c="10"/>int max[5][3]={</text:p>
      <text:p text:style-name="P2"><text:tab/><text:tab/><text:tab/><text:tab/><text:tab/>{7,5,3},</text:p>
      <text:p text:style-name="P2"><text:tab/><text:tab/><text:tab/><text:tab/><text:tab/>{3,2,2},</text:p>
      <text:p text:style-name="P2"><text:tab/><text:tab/><text:tab/><text:tab/><text:tab/>{9,0,2},</text:p>
      <text:p text:style-name="P2"><text:tab/><text:tab/><text:tab/><text:tab/><text:tab/>{2,2,2},</text:p>
      <text:p text:style-name="P2"><text:tab/><text:tab/><text:tab/><text:tab/><text:tab/>{4,3,3}</text:p>
      <text:p text:style-name="P2"><text:tab/><text:tab/> <text:s text:c="12"/>};</text:p>
      <text:p text:style-name="P2"/>
      <text:p text:style-name="P2"><text:tab/>int allocation[5][3]={</text:p>
      <text:p text:style-name="P2"><text:tab/><text:tab/><text:tab/><text:tab/><text:tab/><text:tab/><text:tab/>{0,1,0},</text:p>
      <text:p text:style-name="P2"><text:tab/><text:tab/><text:tab/><text:tab/><text:tab/><text:tab/><text:tab/>{2,0,0},</text:p>
      <text:p text:style-name="P2"><text:tab/><text:tab/><text:tab/><text:tab/><text:tab/><text:tab/><text:tab/>{3,0,2},</text:p>
      <text:p text:style-name="P2"><text:tab/><text:tab/><text:tab/><text:tab/><text:tab/><text:tab/><text:tab/>{2,1,1},</text:p>
      <text:p text:style-name="P2"><text:tab/><text:tab/><text:tab/><text:tab/><text:tab/><text:tab/><text:tab/>{0,0,2}</text:p>
      <text:p text:style-name="P2"><text:tab/><text:tab/><text:tab/> <text:s text:c="12"/>};</text:p>
      <text:p text:style-name="P2"/>
      <text:p text:style-name="P2"><text:tab/>char process[5][5]={"p0", "p1", "p2", "p3", "p4"};</text:p>
      <text:p text:style-name="P2"><text:tab/>char resource[3][5]={"A", "B", "C"};</text:p>
      <text:p text:style-name="P2"/>
      <text:p text:style-name="P2"><text:tab/>resourceNeed(n, m, max, allocation, need);</text:p>
      <text:p text:style-name="P2"><text:tab/></text:p>
      <text:p text:style-name="P2"><text:tab/>printData(n, m, process, resource, allocation, max, need, available);</text:p>
      <text:p text:style-name="P2"/>
      <text:p text:style-name="P2"/>
      <text:p text:style-name="P2"><text:tab/>int res=banker(n, m, available, allocation, need, safeseq);</text:p>
      <text:p text:style-name="P2"/>
      <text:p text:style-name="P2"><text:tab/>printf("\nSafe Sequence: ");</text:p>
      <text:p text:style-name="P2"><text:tab/>if(res!=-1)</text:p>
      <text:p text:style-name="P2"><text:tab/><text:tab/>for(int i=0;i&lt;n;i++)</text:p>
      <text:p text:style-name="P2"><text:tab/><text:tab/><text:tab/>printf("\t%d", safeseq[i]);</text:p>
      <text:p text:style-name="P2"><text:tab/>printf("\n");</text:p>
      <text:p text:style-name="P2">*/<text:tab/></text:p>
      <text:p text:style-name="P2"/>
      <text:p text:style-name="P2">}</text:p>
      <text:p text:style-name="P2"/>
      <text:p text:style-name="P2"/>
      <text:p text:style-name="P2"/>
      <text:p text:style-name="P2">OUTPUT:</text:p>
      <text:p text:style-name="P1">(base) lakshmi@LakshmiPriya:~/Downloads$ gcc banker.c -o banker</text:p>
      <text:p text:style-name="P1">(base) lakshmi@LakshmiPriya:~/Downloads$ ./banker</text:p>
      <text:p text:style-name="P1"/>
      <text:p text:style-name="P1">Number of processes: 5</text:p>
      <text:p text:style-name="P1"/>
      <text:p text:style-name="P1">Number of resources: 3</text:p>
      <text:p text:style-name="P1"/>
      <text:p text:style-name="P1"><text:soft-page-break/></text:p>
      <text:p text:style-name="P1">Banker's Algorithm:</text:p>
      <text:p text:style-name="P1"><text:tab/>1. Read Data</text:p>
      <text:p text:style-name="P1"><text:tab/>2. Print Data</text:p>
      <text:p text:style-name="P1"><text:tab/>3. Safety Sequence</text:p>
      <text:p text:style-name="P1"><text:tab/>4. Exit</text:p>
      <text:p text:style-name="P1">Enter choice: 1</text:p>
      <text:p text:style-name="P1"/>
      <text:p text:style-name="P1"/>
      <text:p text:style-name="P1">Enter process name: P0</text:p>
      <text:p text:style-name="P1">Enter process name: P1</text:p>
      <text:p text:style-name="P1">Enter process name: P2</text:p>
      <text:p text:style-name="P1">Enter process name: P3</text:p>
      <text:p text:style-name="P1">Enter process name: P4</text:p>
      <text:p text:style-name="P1"/>
      <text:p text:style-name="P1"/>
      <text:p text:style-name="P1">Enter resource name: A</text:p>
      <text:p text:style-name="P1">Enter number of available instances of A: 3</text:p>
      <text:p text:style-name="P1">Enter resource name: B</text:p>
      <text:p text:style-name="P1">Enter number of available instances of B: 3</text:p>
      <text:p text:style-name="P1">Enter resource name: C</text:p>
      <text:p text:style-name="P1">Enter number of available instances of C: 2</text:p>
      <text:p text:style-name="P1"/>
      <text:p text:style-name="P1"/>
      <text:p text:style-name="P1">Maximum requirement for P0: 7 5 3</text:p>
      <text:p text:style-name="P1">Maximum requirement for P1: 3 2 2</text:p>
      <text:p text:style-name="P1">Maximum requirement for P2: 9 0 2</text:p>
      <text:p text:style-name="P1">Maximum requirement for P3: 2 2 2</text:p>
      <text:p text:style-name="P1">Maximum requirement for P4: 4 3 3</text:p>
      <text:p text:style-name="P1"/>
      <text:p text:style-name="P1"/>
      <text:p text:style-name="P1">Allocated instances to P0: 0 1 0</text:p>
      <text:p text:style-name="P1">Allocated instances to P1: 2 0 0</text:p>
      <text:p text:style-name="P1">Allocated instances to P2: 3 0 2</text:p>
      <text:p text:style-name="P1">Allocated instances to P3: 2 1 1</text:p>
      <text:p text:style-name="P1">Allocated instances to P4: 0 0 2</text:p>
      <text:p text:style-name="P1"/>
      <text:p text:style-name="P1"/>
      <text:p text:style-name="P1">Banker's Algorithm:</text:p>
      <text:p text:style-name="P1"><text:tab/>1. Read Data</text:p>
      <text:p text:style-name="P1"><text:tab/>2. Print Data</text:p>
      <text:p text:style-name="P1"><text:tab/>3. Safety Sequence</text:p>
      <text:p text:style-name="P1"><text:tab/>4. Exit</text:p>
      <text:p text:style-name="P1">Enter choice: 2</text:p>
      <text:p text:style-name="P1"/>
      <text:p text:style-name="P1"><text:soft-page-break/>PID <text:s text:c="6"/>Alloc <text:s text:c="3"/><text:tab/>Max <text:s text:c="5"/><text:tab/>Need <text:s text:c="4"/><text:tab/>Avail <text:s text:c="3"/></text:p>
      <text:p text:style-name="P1"><text:s text:c="10"/>A <text:s/>B <text:s/>C <text:s/><text:tab/>A <text:s/>B <text:s/>C <text:s/><text:tab/>A <text:s/>B <text:s/>C <text:s/><text:tab/>A <text:s/>B <text:s/>C <text:s/><text:tab/></text:p>
      <text:p text:style-name="P1">P0 <text:s text:c="7"/>0 <text:s/>1 <text:s/>0 <text:s/><text:tab/>7 <text:s/>5 <text:s/>3 <text:s/><text:tab/>7 <text:s/>4 <text:s/>3 <text:s/><text:tab/>3 <text:s/>3 <text:s/>2 <text:s/></text:p>
      <text:p text:style-name="P1">P1 <text:s text:c="7"/>2 <text:s/>0 <text:s/>0 <text:s/><text:tab/>3 <text:s/>2 <text:s/>2 <text:s/><text:tab/>1 <text:s/>2 <text:s/>2 <text:s/><text:tab/></text:p>
      <text:p text:style-name="P1">P2 <text:s text:c="7"/>3 <text:s/>0 <text:s/>2 <text:s/><text:tab/>9 <text:s/>0 <text:s/>2 <text:s/><text:tab/>6 <text:s/>0 <text:s/>0 <text:s/><text:tab/></text:p>
      <text:p text:style-name="P1">P3 <text:s text:c="7"/>2 <text:s/>1 <text:s/>1 <text:s/><text:tab/>2 <text:s/>2 <text:s/>2 <text:s/><text:tab/>0 <text:s/>1 <text:s/>1 <text:s/><text:tab/></text:p>
      <text:p text:style-name="P1">P4 <text:s text:c="7"/>0 <text:s/>0 <text:s/>2 <text:s/><text:tab/>4 <text:s/>3 <text:s/>3 <text:s/><text:tab/>4 <text:s/>3 <text:s/>1 <text:s/><text:tab/></text:p>
      <text:p text:style-name="P1"/>
      <text:p text:style-name="P1"/>
      <text:p text:style-name="P1">Banker's Algorithm:</text:p>
      <text:p text:style-name="P1"><text:tab/>1. Read Data</text:p>
      <text:p text:style-name="P1"><text:tab/>2. Print Data</text:p>
      <text:p text:style-name="P1"><text:tab/>3. Safety Sequence</text:p>
      <text:p text:style-name="P1"><text:tab/>4. Exit</text:p>
      <text:p text:style-name="P1">Enter choice: 3</text:p>
      <text:p text:style-name="P1"/>
      <text:p text:style-name="P1">Safe Sequence: <text:tab/>1<text:tab/>3<text:tab/>0<text:tab/>2<text:tab/>4</text:p>
      <text:p text:style-name="P1"/>
      <text:p text:style-name="P1"/>
      <text:p text:style-name="P1">Banker's Algorithm:</text:p>
      <text:p text:style-name="P1"><text:tab/>1. Read Data</text:p>
      <text:p text:style-name="P1"><text:tab/>2. Print Data</text:p>
      <text:p text:style-name="P1"><text:tab/>3. Safety Sequence</text:p>
      <text:p text:style-name="P1"><text:tab/>4. Exit</text:p>
      <text:p text:style-name="P1">Enter choice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4:12:26.431918738</meta:creation-date>
    <dc:date>2020-04-02T14:23:05.713452231</dc:date>
    <meta:editing-duration>PT10M3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8" meta:paragraph-count="265" meta:word-count="760" meta:character-count="6013" meta:non-whitespace-character-count="4750"/>
  </office:meta>
</office:document-meta>
</file>